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.97mm" svg:y="86.79mm">
            <loext:p draw:notify-on-update-of-ranges="Sheet1.E5:Sheet1.E5 Sheet1.E6:Sheet1.E8 Sheet1.F5:Sheet1.F5 Sheet1.F6:Sheet1.F8 Sheet1.G5:Sheet1.G5 Sheet1.G6:Sheet1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4.67mm" svg:y="87.59mm">
            <loext:p draw:notify-on-update-of-ranges="Sheet1.I5:Sheet1.I5 Sheet1.I6:Sheet1.I11 Sheet1.J5:Sheet1.J5 Sheet1.J6:Sheet1.J11 Sheet1.K5:Sheet1.K5 Sheet1.K6:Sheet1.K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erfügbar</text:p>
          </table:table-cell>
          <table:table-cell office:value-type="string" calcext:value-type="string">
            <text:p>Ohne FPU</text:p>
          </table:table-cell>
          <table:table-cell table:number-columns-repeated="2"/>
          <table:table-cell office:value-type="string" calcext:value-type="string">
            <text:p>Verfügbar</text:p>
          </table:table-cell>
          <table:table-cell office:value-type="string" calcext:value-type="string">
            <text:p>Ohne FPU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30672" calcext:value-type="float">
            <text:p>30672</text:p>
          </table:table-cell>
          <table:table-cell/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6198" calcext:value-type="float">
            <text:p>16198</text:p>
          </table:table-cell>
          <table:table-cell/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MC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26:34.474438086</meta:creation-date>
    <dc:date>2018-08-09T14:33:35.768659931</dc:date>
    <meta:editing-duration>PT7M1S</meta:editing-duration>
    <meta:editing-cycles>1</meta:editing-cycles>
    <meta:document-statistic meta:table-count="1" meta:cell-count="31" meta:object-count="2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7.374cm" svg:y="1.275cm" chart:style-name="ch3">
          <text:p>PRHS</text:p>
        </chart:subtitle>
        <chart:legend chart:legend-position="end" svg:x="13.631cm" svg:y="3.952cm" style:legend-expansion="high" chart:style-name="ch4"/>
        <chart:plot-area chart:style-name="ch5" table:cell-range-address="Sheet1.E5:Sheet1.G8" chart:data-source-has-labels="both" svg:x="0.32cm" svg:y="2.138cm" svg:width="12.991cm" svg:height="6.682cm">
          <chartooo:coordinate-region svg:x="1.682cm" svg:y="2.337cm" svg:width="11.629cm" svg:height="5.836cm"/>
          <chart:axis chart:dimension="x" chart:name="primary-x" chart:style-name="ch6" chartooo:axis-type="auto">
            <chartooo:date-scale/>
            <chart:categories table:cell-range-address="Sheet1.E6:Sheet1.E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6:Sheet1.F8" chart:label-cell-address="Sheet1.F5:Sheet1.F5" chart:class="chart:bar">
            <chart:data-point chart:repeated="3"/>
          </chart:series>
          <chart:series chart:style-name="ch10" chart:values-cell-range-address="Sheet1.G6:Sheet1.G8" chart:label-cell-address="Sheet1.G5:Sheet1.G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F5:Sheet1.F5</svg:desc>
                </draw:g>
              </table:table-cell>
              <table:table-cell office:value-type="string">
                <text:p>Ohne FPU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E6:Sheet1.E8</svg:desc>
                </draw:g>
              </table:table-cell>
              <table:table-cell office:value-type="float" office:value="63400">
                <text:p>63400</text:p>
                <draw:g>
                  <svg:desc>Sheet1.F6:Sheet1.F8</svg:desc>
                </draw:g>
              </table:table-cell>
              <table:table-cell office:value-type="float" office:value="30672">
                <text:p>30672</text:p>
                <draw:g>
                  <svg:desc>Sheet1.G6:Sheet1.G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6198">
                <text:p>16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7.374cm" svg:y="1.275cm" chart:style-name="ch3">
          <text:p>PRHS</text:p>
        </chart:subtitle>
        <chart:legend chart:legend-position="end" svg:x="13.631cm" svg:y="3.952cm" style:legend-expansion="high" chart:style-name="ch4"/>
        <chart:plot-area chart:style-name="ch5" table:cell-range-address="Sheet1.I5:Sheet1.K11" chart:data-source-has-labels="both" svg:x="0.32cm" svg:y="2.138cm" svg:width="12.991cm" svg:height="6.682cm">
          <chartooo:coordinate-region svg:x="1.127cm" svg:y="2.337cm" svg:width="12.184cm" svg:height="5.836cm"/>
          <chart:axis chart:dimension="x" chart:name="primary-x" chart:style-name="ch6" chartooo:axis-type="auto">
            <chartooo:date-scale/>
            <chart:categories table:cell-range-address="Sheet1.I6:Sheet1.I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6:Sheet1.J11" chart:label-cell-address="Sheet1.J5:Sheet1.J5" chart:class="chart:bar">
            <chart:data-point chart:repeated="6"/>
          </chart:series>
          <chart:series chart:style-name="ch10" chart:values-cell-range-address="Sheet1.K6:Sheet1.K11" chart:label-cell-address="Sheet1.K5:Sheet1.K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J5:Sheet1.J5</svg:desc>
                </draw:g>
              </table:table-cell>
              <table:table-cell office:value-type="string">
                <text:p>Ohne FPU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I6:Sheet1.I11</svg:desc>
                </draw:g>
              </table:table-cell>
              <table:table-cell office:value-type="float" office:value="135">
                <text:p>135</text:p>
                <draw:g>
                  <svg:desc>Sheet1.J6:Sheet1.J11</svg:desc>
                </draw:g>
              </table:table-cell>
              <table:table-cell office:value-type="float" office:value="44">
                <text:p>44</text:p>
                <draw:g>
                  <svg:desc>Sheet1.K6:Sheet1.K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